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abriola" svg:font-family="Gabriola" style:font-family-generic="decorative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Gabriola" fo:font-size="15pt" fo:font-weight="normal" officeooo:rsid="000aab1b" officeooo:paragraph-rsid="000aab1b" style:font-size-asian="13.1000003814697pt" style:font-weight-asian="normal" style:font-size-complex="15pt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Gabriola" fo:font-size="15pt" fo:font-weight="normal" officeooo:rsid="000ab67b" officeooo:paragraph-rsid="000b2dfb" style:font-size-asian="13.1000003814697pt" style:font-weight-asian="normal" style:font-size-complex="15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font-name="Gabriola" fo:font-size="15pt" fo:font-weight="normal" officeooo:rsid="000b2dfb" officeooo:paragraph-rsid="000b2dfb" style:font-size-asian="13.1000003814697pt" style:font-weight-asian="normal" style:font-size-complex="15pt" style:font-weight-complex="normal"/>
    </style:style>
    <style:style style:name="P4" style:family="paragraph" style:parent-style-name="Text_20_body">
      <style:paragraph-properties fo:line-height="100%" fo:text-align="center" style:justify-single-word="false"/>
      <style:text-properties style:font-name="Gabriola" fo:font-size="15pt" officeooo:rsid="000aab1b" officeooo:paragraph-rsid="000ab67b" style:font-size-asian="15pt" style:font-size-complex="15pt"/>
    </style:style>
    <style:style style:name="P5" style:family="paragraph" style:parent-style-name="Horizontal_20_Line">
      <style:paragraph-properties fo:text-align="center" style:justify-single-word="false"/>
      <style:text-properties style:font-name="Gabriola" fo:font-size="50pt" fo:font-style="italic" fo:font-weight="bold" style:font-size-asian="50pt" style:font-style-asian="italic" style:font-weight-asian="bold" style:font-size-complex="50pt" style:font-style-complex="italic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Gill Sans MT" fo:font-size="22pt" officeooo:rsid="000aab1b" officeooo:paragraph-rsid="000aab1b" style:font-size-asian="22pt" style:font-size-complex="22pt"/>
    </style:style>
    <style:style style:name="P7" style:family="paragraph" style:parent-style-name="Text_20_body">
      <style:paragraph-properties fo:text-align="start" style:justify-single-word="false"/>
      <style:text-properties style:font-name="Gill Sans MT" fo:font-size="22pt" fo:font-weight="bold" officeooo:rsid="000b2dfb" officeooo:paragraph-rsid="000b2dfb" style:font-size-asian="22pt" style:font-weight-asian="bold" style:font-size-complex="22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Gill Sans MT" fo:font-size="22pt" fo:font-weight="bold" officeooo:rsid="000ab67b" officeooo:paragraph-rsid="000ab67b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b67b" style:font-weight-asian="bold" style:font-weight-complex="bold"/>
    </style:style>
    <style:style style:name="T3" style:family="text">
      <style:text-properties officeooo:rsid="000ab67b"/>
    </style:style>
    <style:style style:name="T4" style:family="text">
      <style:text-properties officeooo:rsid="000b2dfb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text-underline-style="none"/>
    </style:style>
    <style:style style:name="T7" style:family="text">
      <style:text-properties officeooo:rsid="000cfa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5">Raport gry „</text:span><text:span text:style-name="T6">Running Ye”</text:span></text:p>
      <text:p text:style-name="P4">Grę wykonali: </text:p>
      <text:p text:style-name="P4"><text:span text:style-name="T1">Miłosz Hasik</text:span> <text:span text:style-name="T2">odpowiedzialny za kod i importowanie grafiki </text:span></text:p>
      <text:p text:style-name="P4">i </text:p>
      <text:p text:style-name="P4"><text:span text:style-name="T1">Filip Nyćkowiak </text:span><text:span text:style-name="T2">odpowiedzialny za grafikę oraz muzykę</text:span></text:p>
      <text:p text:style-name="P6"><text:span text:style-name="T1">1.Założenia </text:span><text:span text:style-name="T2">i cele</text:span></text:p>
      <text:p text:style-name="P1">Naszymi założeniami było stworzenie gry 2D, w której gracz steruje postacią, a ta podczas gry przeskakuje nad przeszkodami. Wyznaczyliśmy sobie cele : stworzyć krótką animację gracza; zaimportować grafikę do postaci, przeszkód oraz tła; stworzenie tekstu, który będzie wynikiem, <text:span text:style-name="T4">a także</text:span> tekstów pomocniczych (np. kiedy nacisnąć dany klawisz lub kliknąć w myszkę); <text:s/><text:span text:style-name="T3">stworzyć power-up’y, które pomagają graczowi w trakcie gry.</text:span></text:p>
      <text:p text:style-name="P8">2.Zmiany i problemy</text:p>
      <text:p text:style-name="P2">W trakcie przygotowywania gry <text:span text:style-name="T4">po wielu próbach stworzenia kodu </text:span>musieliśmy zrezygnować z ostatniego celu, czyli stworzenia power-up’ów. <text:span text:style-name="T4">Oprócz tego</text:span> początkowo był problem z zaimportowaniem grafik, a program nie mógł ich wczytać, musieliśmy spróbować zaimportować <text:span text:style-name="T4">je </text:span>w inny sposób. </text:p>
      <text:p text:style-name="P7">3.Podsumowanie</text:p>
      <text:p text:style-name="P3">Podsumowując mimo że nie udało nam się w 100 procentach stworzyć tego czego chcieliśmy, uważamy, że gra wyszła nam dobrz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abriola" svg:font-family="Gabriola" style:font-family-generic="decorative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3T17:25:03.456000000</meta:creation-date>
    <dc:date>2023-05-13T22:49:47.095000000</dc:date>
    <meta:editing-duration>PT9M35S</meta:editing-duration>
    <meta:editing-cycles>3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11" meta:word-count="146" meta:character-count="1027" meta:non-whitespace-character-count="887"/>
  </office:meta>
</office:document-meta>
</file>